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mprint MT Shadow" svg:font-family="'Imprint MT Shadow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officeooo:rsid="00105875" officeooo:paragraph-rsid="00011340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sans-serif" fo:font-size="13.5pt" style:text-underline-style="solid" style:text-underline-width="auto" style:text-underline-color="font-color" officeooo:rsid="000e3fef" officeooo:paragraph-rsid="00011340" style:font-size-asian="35pt" style:font-size-complex="40pt"/>
    </style:style>
    <style:style style:name="P3" style:family="paragraph" style:parent-style-name="Standard">
      <style:paragraph-properties style:writing-mode="lr-tb"/>
      <style:text-properties style:font-name="sans-serif" fo:font-size="13.5pt" style:text-underline-style="solid" style:text-underline-width="auto" style:text-underline-color="font-color" fo:font-weight="bold" officeooo:rsid="00018da1" officeooo:paragraph-rsid="00018da1" style:font-weight-asian="bold" style:font-weight-complex="bold"/>
    </style:style>
    <style:style style:name="P4" style:family="paragraph" style:parent-style-name="Standard">
      <style:paragraph-properties style:writing-mode="lr-tb"/>
      <style:text-properties style:font-name="sans-serif" fo:font-size="13.5pt" officeooo:rsid="000ffaaa" officeooo:paragraph-rsid="00011340"/>
    </style:style>
    <style:style style:name="P5" style:family="paragraph" style:parent-style-name="Standard">
      <style:paragraph-properties style:writing-mode="lr-tb"/>
      <style:text-properties style:font-name="sans-serif" fo:font-size="13.5pt" officeooo:paragraph-rsid="00011340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Imprint MT Shadow" fo:font-size="54pt" style:text-underline-style="solid" style:text-underline-width="auto" style:text-underline-color="font-color" officeooo:rsid="000e3fef" officeooo:paragraph-rsid="00011340" style:font-size-asian="54pt" style:font-size-complex="54pt"/>
    </style:style>
    <style:style style:name="P7" style:family="paragraph" style:parent-style-name="Heading_20_2">
      <style:paragraph-properties fo:text-align="center" style:justify-single-word="false" style:writing-mode="lr-tb"/>
      <style:text-properties style:font-name="Imprint MT Shadow" fo:font-size="54pt" style:text-underline-style="solid" style:text-underline-width="auto" style:text-underline-color="font-color" officeooo:rsid="000e3fef" officeooo:paragraph-rsid="00011340" style:font-size-asian="54pt" style:font-size-complex="54pt"/>
    </style:style>
    <style:style style:name="P8" style:family="paragraph" style:parent-style-name="Heading_20_2">
      <style:paragraph-properties fo:text-align="center" style:justify-single-word="false" style:writing-mode="lr-tb"/>
      <style:text-properties style:font-name="Imprint MT Shadow" fo:font-size="36pt" style:text-underline-style="none" fo:font-weight="normal" officeooo:rsid="000e3fef" officeooo:paragraph-rsid="00011340" style:font-size-asian="36pt" style:font-weight-asian="normal" style:font-size-complex="36pt" style:font-weight-complex="normal"/>
    </style:style>
    <style:style style:name="P9" style:family="paragraph" style:parent-style-name="Standard">
      <style:paragraph-properties style:writing-mode="lr-tb"/>
      <style:text-properties fo:color="#2a6099" loext:opacity="100%" style:font-name="sans-serif" fo:font-size="20pt" style:text-underline-style="solid" style:text-underline-width="auto" style:text-underline-color="font-color" fo:font-weight="bold" officeooo:rsid="000e3fef" officeooo:paragraph-rsid="00011340" style:font-size-asian="20pt" style:font-weight-asian="bold" style:font-size-complex="20pt" style:font-weight-complex="bold"/>
    </style:style>
    <style:style style:name="P10" style:family="paragraph" style:parent-style-name="Standard">
      <style:paragraph-properties style:writing-mode="lr-tb"/>
      <style:text-properties style:font-name="Arial" fo:font-size="13.5pt" officeooo:rsid="00018da1" officeooo:paragraph-rsid="0001dfff"/>
    </style:style>
    <style:style style:name="P11" style:family="paragraph" style:parent-style-name="Standard">
      <style:paragraph-properties style:writing-mode="lr-tb"/>
      <style:text-properties style:font-name="Arial" fo:font-size="13.5pt" officeooo:rsid="00018da1" officeooo:paragraph-rsid="00018da1"/>
    </style:style>
    <style:style style:name="P12" style:family="paragraph" style:parent-style-name="Standard">
      <style:paragraph-properties style:writing-mode="lr-tb"/>
      <style:text-properties style:font-name="Arial" fo:font-size="13.5pt" style:text-underline-style="solid" style:text-underline-width="auto" style:text-underline-color="font-color" fo:font-weight="bold" officeooo:rsid="00049247" officeooo:paragraph-rsid="00049247" style:font-weight-asian="bold" style:font-weight-complex="bold"/>
    </style:style>
    <style:style style:name="P13" style:family="paragraph" style:parent-style-name="Standard">
      <style:paragraph-properties style:writing-mode="lr-tb"/>
      <style:text-properties style:font-name="Arial" fo:font-size="13.5pt" style:text-underline-style="solid" style:text-underline-width="auto" style:text-underline-color="font-color" fo:font-weight="bold" officeooo:rsid="0003128a" officeooo:paragraph-rsid="0003128a" style:font-weight-asian="bold" style:font-weight-complex="bold"/>
    </style:style>
    <style:style style:name="P14" style:family="paragraph" style:parent-style-name="Standard">
      <style:paragraph-properties style:writing-mode="lr-tb"/>
      <style:text-properties officeooo:rsid="000ffaaa" officeooo:paragraph-rsid="00011340"/>
    </style:style>
    <style:style style:name="P15" style:family="paragraph" style:parent-style-name="Standard">
      <style:paragraph-properties style:writing-mode="lr-tb"/>
      <style:text-properties officeooo:rsid="000ffaaa" officeooo:paragraph-rsid="00049247"/>
    </style:style>
    <style:style style:name="P16" style:family="paragraph" style:parent-style-name="Standard" style:master-page-name="First_20_Page">
      <style:paragraph-properties style:page-number="auto" style:writing-mode="lr-tb"/>
      <style:text-properties style:font-name="sans-serif" fo:font-size="13.5pt" officeooo:paragraph-rsid="00011340"/>
    </style:style>
    <style:style style:name="P17" style:family="paragraph" style:parent-style-name="Standard">
      <style:paragraph-properties style:writing-mode="lr-tb"/>
      <style:text-properties style:font-name="sans-serif" fo:font-size="13.5pt" officeooo:rsid="00105875" officeooo:paragraph-rsid="00011340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sans-serif" fo:font-size="13.5pt" style:text-underline-style="solid" style:text-underline-width="auto" style:text-underline-color="font-color" officeooo:rsid="000e3fef" officeooo:paragraph-rsid="00011340" style:font-size-asian="35pt" style:font-size-complex="40pt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Imprint MT Shadow" fo:font-size="48pt" style:text-underline-style="solid" style:text-underline-width="auto" style:text-underline-color="font-color" officeooo:rsid="000e3fef" officeooo:paragraph-rsid="00011340" style:font-size-asian="48pt" style:font-size-complex="48pt"/>
    </style:style>
    <style:style style:name="P20" style:family="paragraph" style:parent-style-name="Standard">
      <style:paragraph-properties style:writing-mode="lr-tb"/>
      <style:text-properties fo:color="#2a6099" loext:opacity="100%" style:font-name="sans-serif" fo:font-size="20pt" style:text-underline-style="solid" style:text-underline-width="auto" style:text-underline-color="font-color" fo:font-weight="bold" officeooo:rsid="000e3fef" officeooo:paragraph-rsid="00011340" style:font-size-asian="20pt" style:font-weight-asian="bold" style:font-size-complex="20pt" style:font-weight-complex="bold"/>
    </style:style>
    <style:style style:name="P21" style:family="paragraph" style:parent-style-name="Standard">
      <style:paragraph-properties style:writing-mode="lr-tb"/>
      <style:text-properties style:font-name="Arial" fo:font-size="13.5pt" style:text-underline-style="solid" style:text-underline-width="auto" style:text-underline-color="font-color" fo:font-weight="bold" officeooo:rsid="0003128a" officeooo:paragraph-rsid="0003128a" style:font-weight-asian="bold" style:font-weight-complex="bold"/>
    </style:style>
    <style:style style:name="P22" style:family="paragraph" style:parent-style-name="Standard">
      <style:paragraph-properties style:writing-mode="lr-tb"/>
      <style:text-properties style:font-name="Arial" fo:font-size="13.5pt" style:text-underline-style="solid" style:text-underline-width="auto" style:text-underline-color="font-color" fo:font-weight="bold" officeooo:rsid="00049247" officeooo:paragraph-rsid="00049247" style:font-weight-asian="bold" style:font-weight-complex="bold"/>
    </style:style>
    <style:style style:name="P23" style:family="paragraph" style:parent-style-name="Standard">
      <style:paragraph-properties style:writing-mode="lr-tb"/>
      <style:text-properties style:font-name="Arial" fo:font-size="13.5pt" officeooo:rsid="0004cf56" officeooo:paragraph-rsid="0004cf56"/>
    </style:style>
    <style:style style:name="P24" style:family="paragraph" style:parent-style-name="Standard">
      <style:paragraph-properties style:writing-mode="lr-tb"/>
      <style:text-properties style:font-name="Arial" fo:font-size="13.5pt" officeooo:rsid="0004cf56" officeooo:paragraph-rsid="000a12ac"/>
    </style:style>
    <style:style style:name="P25" style:family="paragraph" style:parent-style-name="Standard">
      <style:paragraph-properties style:writing-mode="lr-tb"/>
      <style:text-properties style:font-name="Arial" fo:font-size="13.5pt" officeooo:rsid="00018da1" officeooo:paragraph-rsid="000a12ac"/>
    </style:style>
    <style:style style:name="P26" style:family="paragraph" style:parent-style-name="Standard">
      <style:paragraph-properties style:writing-mode="lr-tb"/>
      <style:text-properties style:font-name="Arial" fo:font-size="13.5pt" style:text-underline-style="none" fo:font-weight="normal" officeooo:rsid="0003128a" officeooo:paragraph-rsid="0003128a" style:font-weight-asian="normal" style:font-weight-complex="normal"/>
    </style:style>
    <style:style style:name="P27" style:family="paragraph" style:parent-style-name="Standard">
      <style:paragraph-properties style:writing-mode="lr-tb"/>
      <style:text-properties style:font-name="Arial" fo:font-size="13.5pt" style:text-underline-style="none" fo:font-weight="normal" officeooo:rsid="000a9d0f" officeooo:paragraph-rsid="000a9d0f" style:font-weight-asian="normal" style:font-weight-complex="normal"/>
    </style:style>
    <style:style style:name="P28" style:family="paragraph" style:parent-style-name="Standard">
      <style:paragraph-properties style:writing-mode="lr-tb"/>
      <style:text-properties style:font-name="Arial" fo:font-size="13.5pt" style:text-underline-style="none" fo:font-weight="normal" officeooo:rsid="00049247" officeooo:paragraph-rsid="00049247" style:font-weight-asian="normal" style:font-weight-complex="normal"/>
    </style:style>
    <style:style style:name="P29" style:family="paragraph" style:parent-style-name="Standard">
      <style:paragraph-properties style:writing-mode="lr-tb"/>
      <style:text-properties style:font-name="Arial" fo:font-size="13.5pt" style:text-underline-style="none" fo:font-weight="normal" officeooo:rsid="000b5040" officeooo:paragraph-rsid="000b5040" style:font-weight-asian="normal" style:font-weight-complex="normal"/>
    </style:style>
    <style:style style:name="P30" style:family="paragraph" style:parent-style-name="Standard">
      <style:paragraph-properties style:writing-mode="lr-tb"/>
      <style:text-properties style:font-name="Arial" fo:font-size="12pt" style:text-underline-style="none" fo:font-weight="normal" officeooo:rsid="000b5040" officeooo:paragraph-rsid="000bdb6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writing-mode="lr-tb"/>
      <style:text-properties style:font-name="Arial" fo:font-size="12pt" style:text-underline-style="none" fo:font-weight="normal" officeooo:rsid="000bdb67" officeooo:paragraph-rsid="000bdb67" style:font-size-asian="10.5pt" style:font-weight-asian="normal" style:font-size-complex="12pt" style:font-weight-complex="normal"/>
    </style:style>
    <style:style style:name="P32" style:family="paragraph">
      <style:paragraph-properties fo:text-align="center"/>
    </style:style>
    <style:style style:name="P33" style:family="paragraph">
      <style:paragraph-properties fo:text-align="center" style:writing-mode="lr-tb"/>
      <style:text-properties style:font-name="Arial"/>
    </style:style>
    <style:style style:name="P34" style:family="paragraph">
      <loext:graphic-properties draw:fill-color="#fafafa"/>
      <style:paragraph-properties fo:text-align="center" style:writing-mode="lr-tb"/>
      <style:text-properties style:font-name="Arial"/>
    </style:style>
    <style:style style:name="P35" style:family="paragraph">
      <style:paragraph-properties style:writing-mode="lr-tb"/>
      <style:text-properties fo:font-size="12pt"/>
    </style:style>
    <style:style style:name="P36" style:family="paragraph">
      <loext:graphic-properties draw:fill-color="#fafafa"/>
      <style:paragraph-properties style:writing-mode="lr-tb"/>
      <style:text-properties fo:font-size="12pt"/>
    </style:style>
    <style:style style:name="P37" style:family="paragraph">
      <style:paragraph-properties style:writing-mode="lr-tb"/>
    </style:style>
    <style:style style:name="P38" style:family="paragraph">
      <loext:graphic-properties draw:fill-color="#fafafa"/>
      <style:paragraph-properties style:writing-mode="lr-tb"/>
    </style:style>
    <style:style style:name="T1" style:family="text">
      <style:text-properties officeooo:rsid="00011340"/>
    </style:style>
    <style:style style:name="T2" style:family="text">
      <style:text-properties fo:font-size="15pt" fo:background-color="transparent" loext:char-shading-value="0" style:font-size-asian="15pt" style:font-size-complex="15pt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105875"/>
    </style:style>
    <style:style style:name="T5" style:family="text">
      <style:text-properties style:font-name="sans-serif" fo:font-size="13.5pt" officeooo:rsid="00049247"/>
    </style:style>
    <style:style style:name="T6" style:family="text">
      <style:text-properties style:font-name="sans-serif" fo:font-size="13.5pt" officeooo:rsid="0004cf56"/>
    </style:style>
    <style:style style:name="T7" style:family="text">
      <style:text-properties style:font-name="sans-serif" fo:font-size="13.5pt" officeooo:rsid="000a12ac"/>
    </style:style>
    <style:style style:name="T8" style:family="text">
      <style:text-properties style:font-name="sans-serif" fo:font-size="13.5pt" officeooo:rsid="000a9d0f"/>
    </style:style>
    <style:style style:name="T9" style:family="text">
      <style:text-properties style:font-name="sans-serif" fo:font-size="13.5pt" officeooo:rsid="000bdb67"/>
    </style:style>
    <style:style style:name="T10" style:family="text">
      <style:text-properties officeooo:rsid="0001dfff"/>
    </style:style>
    <style:style style:name="T11" style:family="text">
      <style:text-properties officeooo:rsid="00049247"/>
    </style:style>
    <style:style style:name="T12" style:family="text">
      <style:text-properties officeooo:rsid="0004cf56"/>
    </style:style>
    <style:style style:name="T13" style:family="text">
      <style:text-properties officeooo:rsid="00067cd3"/>
    </style:style>
    <style:style style:name="T14" style:family="text">
      <style:text-properties officeooo:rsid="00083afb"/>
    </style:style>
    <style:style style:name="T15" style:family="text">
      <style:text-properties officeooo:rsid="000a12ac"/>
    </style:style>
    <style:style style:name="T16" style:family="text">
      <style:text-properties officeooo:rsid="000a9d0f"/>
    </style:style>
    <style:style style:name="T17" style:family="text">
      <style:text-properties officeooo:rsid="000b5040"/>
    </style:style>
    <style:style style:name="T18" style:family="text">
      <style:text-properties officeooo:rsid="000bdb67"/>
    </style:style>
    <style:style style:name="T19" style:family="text">
      <style:text-properties style:font-name="Arial"/>
    </style:style>
    <style:style style:name="T20" style:family="text">
      <style:text-properties fo:font-size="12pt"/>
    </style:style>
    <style:style style:name="T21" style:family="text">
      <style:text-properties style:font-name="Arial" fo:font-size="12pt"/>
    </style:style>
    <style:style style:name="T22" style:family="text">
      <style:text-properties style:font-name="Arial" fo:font-size="8pt" style:font-size-asian="7pt" style:font-size-complex="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afafa" draw:textarea-horizontal-align="justify" draw:textarea-vertical-align="middle" draw:auto-grow-height="false" fo:min-height="2.074cm" fo:min-width="2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3465a4" draw:fill-color="#fafafa" draw:textarea-horizontal-align="justify" draw:textarea-vertical-align="middle" draw:auto-grow-height="false" fo:min-height="1.868cm" fo:min-width="1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afafa" draw:textarea-horizontal-align="justify" draw:textarea-vertical-align="middle" draw:auto-grow-height="false" fo:min-height="2.334cm" fo:min-width="3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afafa" draw:textarea-horizontal-align="justify" draw:textarea-vertical-align="middle" draw:auto-grow-height="false" fo:min-height="2.33cm" fo:min-width="3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afafa" draw:textarea-horizontal-align="justify" draw:textarea-vertical-align="middle" draw:auto-grow-height="false" fo:min-height="3.649cm" fo:min-width="1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5"/>
      <text:p text:style-name="P5"/>
      <text:h text:style-name="P7" text:outline-level="2"><text:bookmark text:name="yui_3_17_2_1_1675027887049_43"/>Práctica 4.3</text:h>
      <text:h text:style-name="P8" text:outline-level="2"><text:bookmark text:name="yui_3_17_2_1_1675027887049_431"/>Despliegue de una arquitectura EFS-EC2-MultiAZ</text:h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Guadalupe Luna Velázquez</text:p>
      <text:p text:style-name="P9"/>
      <text:p text:style-name="P9"/>
      <text:p text:style-name="P9"/>
      <text:p text:style-name="P9"><text:soft-page-break/>Índice</text:p>
      <text:p text:style-name="P9"/>
      <text:p text:style-name="P14"><text:span text:style-name="T5">Despliegue</text:span><text:span text:style-name="T3">………………………………………………….….Página </text:span><text:span text:style-name="T6">3-4</text:span></text:p>
      <text:p text:style-name="P15"><text:span text:style-name="T5">Servicios </text:span><text:span text:style-name="T7">y sus ventajas</text:span><text:span text:style-name="T5">...</text:span><text:span text:style-name="T4">………………………………...….Página </text:span><text:span text:style-name="T9">5</text:span></text:p>
      <text:p text:style-name="P17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2"/>
      <text:p text:style-name="P12"><text:soft-page-break/>Despliegue</text:p>
      <text:p text:style-name="P11"><text:s/></text:p>
      <text:p text:style-name="P11"><text:span text:style-name="T10">Crearemos </text:span><text:span text:style-name="T13">en el servicio EFS un sistema de ficheros</text:span><text:span text:style-name="T10"> que será un si</text:span>stema distribuido con un sistema NFS por el protocolo NFS y puerto 2049. <text:span text:style-name="T10">Tendrá un grupo de seguridad con el puerto 2049 abierto y que solo puedan acceder las máquinas EC2 con apache para securizar todo.</text:span></text:p>
      <text:p text:style-name="P11"/>
      <text:p text:style-name="P11"><draw:custom-shape text:anchor-type="paragraph" draw:z-index="0" draw:name="Forma 1" draw:style-name="gr2" draw:text-style-name="P34" svg:width="2.075cm" svg:height="2.075cm" svg:x="6.664cm" svg:y="0.046cm"><text:p text:style-name="P33"><text:span text:style-name="T19">EFS</text:span></text:p><text:p text:style-name="P33"><text:span text:style-name="T19">NFS</text:span><text:span text:style-name="T22">2049</text:span>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11">Una máquina EC2, que tenga instalado Apache en la zona 1a.</text:p>
      <text:p text:style-name="P11">Otra máquina EC2, que tenga instalado Apache en la zona 1b, que ambas configuradas para que sepan leer de la estructura de ficheros EFS, <text:span text:style-name="T10">y con el puerto 22 y 80 abierto.</text:span></text:p>
      <text:p text:style-name="P11"/>
      <text:p text:style-name="P10"/>
      <text:p text:style-name="P10"><draw:custom-shape text:anchor-type="paragraph" draw:z-index="1" draw:name="Forma 2" draw:style-name="gr2" draw:text-style-name="P34" svg:width="2.075cm" svg:height="2.075cm" svg:x="6.664cm" svg:y="0.046cm"><text:p text:style-name="P33"><text:span text:style-name="T19">EFS</text:span></text:p><text:p text:style-name="P33"><text:span text:style-name="T19">NFS</text:span><text:span text:style-name="T22">2049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><draw:line text:anchor-type="paragraph" draw:z-index="7" draw:name="Línea 1" draw:style-name="gr9" draw:text-style-name="P32" svg:x1="5.233cm" svg:y1="2.959cm" svg:x2="6.773cm" svg:y2="0.474cm"><text:p/></draw:line><draw:line text:anchor-type="paragraph" draw:z-index="8" draw:name="Línea 2" draw:style-name="gr9" draw:text-style-name="P32" svg:x1="9.87cm" svg:y1="2.97cm" svg:x2="8.505cm" svg:y2="0.474cm"><text:p/></draw:line></text:p>
      <text:p text:style-name="P10"/>
      <text:p text:style-name="P10"><draw:custom-shape text:anchor-type="paragraph" draw:z-index="2" draw:name="Forma 6" draw:style-name="gr8" draw:text-style-name="P38" svg:width="10.815cm" svg:height="4.042cm" svg:x="2.559cm" svg:y="0.335cm"><text:p text:style-name="P37"><text:s text:c="2"/><text:span text:style-name="T19">Grupo de seguridad: SGweb (puertos 22 y 80)</text:span></text:p><text:p text:style-name="P37"/><text:p text:style-name="P37"/><text:p text:style-name="P37"/><text:p text:style-name="P37"/><text:p text:style-name="P37"/><text:p text:style-name="P37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><draw:custom-shape text:anchor-type="paragraph" draw:z-index="3" draw:name="Forma 5" draw:style-name="gr7" draw:text-style-name="P38" svg:width="3.349cm" svg:height="2.581cm" svg:x="3.002cm" svg:y="0.48cm"><text:p text:style-name="P37"><text:tab/><text:tab/><text:tab/></text:p><text:p text:style-name="P37"><text:tab/><text:tab/><text:tab/></text:p><text:p text:style-name="P37"><text:tab/><text:tab/><text:tab/><text:span text:style-name="T19">1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3" draw:style-name="gr6" draw:text-style-name="P36" svg:width="3.352cm" svg:height="2.585cm" svg:x="9.331cm" svg:y="0.499cm"><text:p text:style-name="P35"><text:span text:style-name="T20"><text:tab/></text:span><text:span text:style-name="T20"><text:tab/></text:span><text:span text:style-name="T20"><text:tab/></text:span></text:p><text:p text:style-name="P35"><text:span text:style-name="T20"><text:tab/></text:span><text:span text:style-name="T20"><text:tab/></text:span><text:span text:style-name="T20"><text:tab/></text:span></text:p><text:p text:style-name="P35"><text:span text:style-name="T20"><text:tab/></text:span><text:span text:style-name="T20"><text:tab/></text:span><text:span text:style-name="T20"><text:tab/></text:span><text:span text:style-name="T21">1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4" draw:name="Forma 7" draw:style-name="gr5" draw:text-style-name="P34" svg:width="1.964cm" svg:height="1.869cm" svg:x="3.443cm" svg:y="0.217cm"><text:p text:style-name="P33"><text:span text:style-name="T19">EC2</text:span></text:p><text:p text:style-name="P33"><text:span text:style-name="T19">Apache</text:span></text:p><draw:enhanced-geometry svg:viewBox="0 0 21600 21600" draw:type="rectangle" draw:enhanced-path="M 0 0 L 21600 0 21600 21600 0 21600 0 0 Z N"/></draw:custom-shape><draw:custom-shape text:anchor-type="paragraph" draw:z-index="6" draw:name="Forma 4" draw:style-name="gr5" draw:text-style-name="P34" svg:width="1.964cm" svg:height="1.869cm" svg:x="9.678cm" svg:y="0.228cm"><text:p text:style-name="P33"><text:span text:style-name="T19">EC2</text:span></text:p><text:p text:style-name="P33"><text:span text:style-name="T19">Apache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Con esto tendremos una página web estática de alta disponibilidad y Multi A-Z, por si se nos cae la zona de disponibilidad 1a trabajaría con la 1b y al contrario.</text:p>
      <text:p text:style-name="P11"/>
      <text:p text:style-name="P11"/>
      <text:p text:style-name="P11"/>
      <text:p text:style-name="P23"><text:soft-page-break/>Además le añadiremos un balanceador de carga <text:span text:style-name="T14">que será creado con una EC2 y se conectará a los servidores web para que </text:span><text:span text:style-name="T15">distribuya automáticamente el tráfico.</text:span></text:p>
      <text:p text:style-name="P23"/>
      <text:p text:style-name="P23"><draw:custom-shape text:anchor-type="paragraph" draw:z-index="17" draw:name="Forma 14" draw:style-name="gr2" draw:text-style-name="P34" svg:width="2.075cm" svg:height="2.075cm" svg:x="9.562cm" svg:y="0.074cm"><text:p text:style-name="P33"><text:span text:style-name="T19">ALB</text:span></text:p><draw:enhanced-geometry svg:viewBox="0 0 21600 21600" draw:type="rectangle" draw:enhanced-path="M 0 0 L 21600 0 21600 21600 0 21600 0 0 Z N"/></draw:custom-shape><draw:custom-shape text:anchor-type="paragraph" draw:z-index="9" draw:name="Forma 8" draw:style-name="gr2" draw:text-style-name="P34" svg:width="2.075cm" svg:height="2.075cm" svg:x="3.404cm" svg:y="0.155cm"><text:p text:style-name="P33"><text:span text:style-name="T19">EFS</text:span></text:p><text:p text:style-name="P33"><text:span text:style-name="T19">NFS</text:span><text:span text:style-name="T22">2049</text:span></text:p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25"><draw:line text:anchor-type="paragraph" draw:z-index="19" draw:name="Línea 6" draw:style-name="gr1" draw:text-style-name="P32" svg:x1="10.621cm" svg:y1="1.586cm" svg:x2="10.603cm" svg:y2="0.503cm"><text:p/></draw:line></text:p>
      <text:p text:style-name="P25"><draw:line text:anchor-type="paragraph" draw:z-index="20" draw:name="Línea 7" draw:style-name="gr1" draw:text-style-name="P32" svg:x1="4.445cm" svg:y1="1.095cm" svg:x2="4.452cm" svg:y2="0.035cm"><text:p/></draw:line></text:p>
      <text:p text:style-name="P25"><draw:line text:anchor-type="paragraph" draw:z-index="18" draw:name="Línea 5" draw:style-name="gr1" draw:text-style-name="P32" svg:x1="4.445cm" svg:y1="0.549cm" svg:x2="10.62cm" svg:y2="0.547cm"><text:p/></draw:line><draw:line text:anchor-type="paragraph" draw:z-index="16" draw:name="Línea 4" draw:style-name="gr3" draw:text-style-name="P32" svg:x1="10.62cm" svg:y1="2.394cm" svg:x2="10.62cm" svg:y2="0.489cm"><text:p/></draw:line></text:p>
      <text:p text:style-name="P25"><draw:line text:anchor-type="paragraph" draw:z-index="15" draw:name="Línea 3" draw:style-name="gr4" draw:text-style-name="P32" svg:x1="4.445cm" svg:y1="1.662cm" svg:x2="4.445cm" svg:y2="0cm"><text:p/></draw:line></text:p>
      <text:p text:style-name="P25"><draw:custom-shape text:anchor-type="paragraph" draw:z-index="10" draw:name="Forma 9" draw:style-name="gr8" draw:text-style-name="P38" svg:width="10.815cm" svg:height="4.042cm" svg:x="2.443cm" svg:y="0.355cm"><text:p text:style-name="P37"><text:s text:c="2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/></text:p><text:p text:style-name="P37"><text:span text:style-name="T19">Grupo de seguridad: SGweb (puertos 22 y 80)</text:span></text:p><text:p text:style-name="P37"/><text:p text:style-name="P37"/><text:p text:style-name="P37"/><text:p text:style-name="P37"/><text:p text:style-name="P37"/><text:p text:style-name="P37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draw:custom-shape text:anchor-type="paragraph" draw:z-index="11" draw:name="Forma 10" draw:style-name="gr7" draw:text-style-name="P38" svg:width="3.349cm" svg:height="2.581cm" svg:x="3.119cm" svg:y="0.182cm"><text:p text:style-name="P37"><text:tab/><text:tab/><text:tab/></text:p><text:p text:style-name="P37"><text:tab/><text:tab/><text:tab/></text:p><text:p text:style-name="P37"><text:tab/><text:tab/><text:tab/><text:span text:style-name="T19">1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 12" draw:style-name="gr6" draw:text-style-name="P36" svg:width="3.352cm" svg:height="2.585cm" svg:x="9.331cm" svg:y="0.298cm"><text:p text:style-name="P35"><text:span text:style-name="T20"><text:tab/></text:span><text:span text:style-name="T20"><text:tab/></text:span><text:span text:style-name="T20"><text:tab/></text:span></text:p><text:p text:style-name="P35"><text:span text:style-name="T20"><text:tab/></text:span><text:span text:style-name="T20"><text:tab/></text:span><text:span text:style-name="T20"><text:tab/></text:span></text:p><text:p text:style-name="P35"><text:span text:style-name="T20"><text:tab/></text:span><text:span text:style-name="T20"><text:tab/></text:span><text:span text:style-name="T20"><text:tab/></text:span><text:span text:style-name="T21">1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draw:custom-shape text:anchor-type="paragraph" draw:z-index="12" draw:name="Forma 11" draw:style-name="gr5" draw:text-style-name="P34" svg:width="1.964cm" svg:height="1.869cm" svg:x="3.443cm" svg:y="0.016cm"><text:p text:style-name="P33"><text:span text:style-name="T19">EC2</text:span></text:p><text:p text:style-name="P33"><text:span text:style-name="T19">Apache</text:span></text:p><draw:enhanced-geometry svg:viewBox="0 0 21600 21600" draw:type="rectangle" draw:enhanced-path="M 0 0 L 21600 0 21600 21600 0 21600 0 0 Z N"/></draw:custom-shape><draw:custom-shape text:anchor-type="paragraph" draw:z-index="14" draw:name="Forma 13" draw:style-name="gr5" draw:text-style-name="P34" svg:width="1.964cm" svg:height="1.869cm" svg:x="9.678cm" svg:y="0.141cm"><text:p text:style-name="P33"><text:span text:style-name="T19">EC2</text:span></text:p><text:p text:style-name="P33"><text:span text:style-name="T19">Apache</text:span></text:p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/>
      <text:p text:style-name="P24"/>
      <text:p text:style-name="P11"/>
      <text:p text:style-name="P13"/>
      <text:p text:style-name="P30">Con esto ya estaría listo nuestro despliegue con su balanceador de carga que distribuya el tráfico de la red a los dos servidores web que hemos levantado, que están en diferentes zonas de disponibilidad, en la a y b, <text:span text:style-name="T18">con apache instalado y operando, e</text:span>n estos servidores guardamos nuestra página web.</text:p>
      <text:p text:style-name="P31">También tenemos un sistema de ficheros para que administre nuestros archivos e irá creciendo o disminuyendo en función de la cantidad de archivos que tengamos.</text:p>
      <text:p text:style-name="P31"/>
      <text:p text:style-name="P31">Tanto el balanceador de carga como el sistema de ficheros estarán securizados para que solo se pueda acceder desde la EC2.</text:p>
      <text:p text:style-name="P31">Las EC2 también tendrán seguridad para que no se pueda modificar desde cualquier lad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Servicios <text:span text:style-name="T15">y sus Ventajas</text:span></text:p>
      <text:p text:style-name="P13"/>
      <text:p text:style-name="P26">El servicio que se utilizará será EC2 <text:span text:style-name="T15">principalmente </text:span>para crear las instancias que tienen instalado Apache <text:span text:style-name="T16">que </text:span><text:span text:style-name="T11">servirán como servidores web, </text:span><text:span text:style-name="T16">las ventajas de usar este servicio es que es fácil de manejar y presenta muchas opciones muy útiles para crear infraestructuras, al añadir una ip elástica, crear y modificar al gusto los grupos de seguridad, se pueden crear varias instancias con especificar la configuración en una sola vez, también su fácil conexión a la instancia a través de SSH</text:span><text:span text:style-name="T11">.</text:span></text:p>
      <text:p text:style-name="P26"/>
      <text:p text:style-name="P27">Además este servicio ofrece una gran escalabilidad lo que nos permitiría añadir servidores web o lo que fuera necesario en caso de necesitar ampliar el despliegue o añadir más funciones, también ha hecho posible darle a nuestro despliegue la gran disponibilidad que ofrece.</text:p>
      <text:p text:style-name="P27"/>
      <text:p text:style-name="P29">Este servicio también se ha usado para crear el balanceador de carga con el que conseguimos distribuir el tráfico de red</text:p>
      <text:p text:style-name="P29"/>
      <text:p text:style-name="P28">También utilizaremos el servicio EFS para crear un sistema de ficheros <text:span text:style-name="T12">que montaremos </text:span><text:span text:style-name="T16">en nuestro servidor web, este servicio nos ha permitido crearlo fácil y rápidamente sin tener muchos conocimientos sobre ellos y configurarlo a nuestra manera decidiendo las zonas de disponibilidad y administrándolas conjuntamente con el servicio EC2.</text:span></text:p>
      <text:p text:style-name="P27">Este servicio es una manera segura y fiable de acceder a nuestros archivos <text:span text:style-name="T17">creando un sistema de archivos completamente administrado y diseñado que también contará con gran durabilidad y disponibilidad.</text:span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Imprint MT Shadow" svg:font-family="'Imprint MT Shadow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5875" officeooo:paragraph-rsid="00011340"/>
    </style:style>
    <style:style style:name="MT1" style:family="text">
      <style:text-properties officeooo:rsid="00011340"/>
    </style:style>
    <style:style style:name="MT2" style:family="text">
      <style:text-properties fo:font-size="15pt" fo:background-color="transparent" loext:char-shading-value="0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dash" style:adjustment="center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uadalupe Luna Velázquez</text:p>
        <text:p text:style-name="MP1">Administración de Sistemas Informáticos en Red</text:p>
        <text:p text:style-name="MP1"><text:span text:style-name="MT1">Gestión de </text:span>Base<text:span text:style-name="MT1">s </text:span>de Datos</text:p>
      </style:header>
      <style:footer>
        <text:p text:style-name="Footer"><text:tab/><text:span text:style-name="MT2"><text:page-number text:select-page="current">5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2:06:52.998000000</meta:creation-date>
    <dc:date>2023-01-30T03:32:43.629000000</dc:date>
    <meta:editing-duration>PT43M16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5" meta:paragraph-count="27" meta:word-count="519" meta:character-count="3216" meta:non-whitespace-character-count="2721"/>
  </office:meta>
</office:document-meta>
</file>